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sson 3</text:h>
      <text:p text:style-name="P1">Objectives:</text:p>
      <text:p text:style-name="Text_20_body">Learn how to use the number pad to control your point of view in the 3D viewport.</text:p>
      <text:p text:style-name="Text_20_body">Watch the video that accompanies this lesson, then load the faceviewcube.blend file into blender and try it out for yourself.</text:p>
      <text:p text:style-name="Text_20_body"/>
      <text:p text:style-name="P2"><text:span text:style-name="T1">Quiz Questions: Due Date</text:span></text:p>
      <text:list xml:id="list1033809155" text:style-name="L1">
        <text:list-item>
          <text:p text:style-name="P3">Top view is obtained by pressing 7 on the number pad. Which axis are you looking down if you go into top view?</text:p>
        </text:list-item>
        <text:list-item>
          <text:p text:style-name="P3">What key combination gives a view from directly underneath the cube?</text:p>
        </text:list-item>
        <text:list-item>
          <text:p text:style-name="P3">If you are in top view, and were to press the number-pad 6 key which of the following would happen:</text:p>
          <text:list>
            <text:list-item>
              <text:p text:style-name="P3">You would see the 7 rotate anti-clockwise</text:p>
            </text:list-item>
            <text:list-item>
              <text:p text:style-name="P3">The side labelled 3 would come into view.</text:p>
            </text:list-item>
            <text:list-item>
              <text:p text:style-name="P3">The side labelled C3 would come into view.</text:p>
            </text:list-item>
            <text:list-item>
              <text:p text:style-name="P3">The 7 would rotate clockwise.</text:p>
            </text:list-item>
          </text:list>
        </text:list-item>
        <text:list-item>
          <text:p text:style-name="P3">If you are using blender you sometimes find that thenumber-pad keys stop controlling the view as they should. What key needs to be pressed to get them working again? (Regex for [Nnum+ Llock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cGinlay</meta:initial-creator>
    <meta:creation-date>2012-07-30T13:41:47</meta:creation-date>
    <dc:date>2012-07-30T13:57:41</dc:date>
    <dc:creator>Chris McGinlay</dc:creator>
    <meta:editing-duration>PT7M43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13" meta:word-count="167" meta:character-count="885" meta:non-whitespace-character-count="739"/>
  </office:meta>
</office:document-meta>
</file>